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)" office:value-type="float" office:value="25500" calcext:value-type="float">
            <text:p>25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80000" calcext:value-type="float">
            <text:p>8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54500" calcext:value-type="float">
            <text:p>54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769.367588932806" calcext:value-type="float">
            <text:p>769.3675889328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1:.F31])" office:value-type="float" office:value="769.367588932806" calcext:value-type="float">
            <text:p>769.3675889328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25500" calcext:value-type="float">
            <text:p>25500</text:p>
          </table:table-cell>
          <table:table-cell table:style-name="ce29" office:value-type="float" office:value="4400" calcext:value-type="float">
            <text:p>4400</text:p>
          </table:table-cell>
          <table:table-cell/>
          <table:table-cell table:formula="of:=SUM([.K5:.K29])" office:value-type="float" office:value="144400" calcext:value-type="float">
            <text:p>144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09:47:01.496128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0T11:21:33.731669756</dc:date>
    <meta:editing-duration>P9DT7H16M55S</meta:editing-duration>
    <meta:editing-cycles>2920</meta:editing-cycles>
    <meta:generator>LibreOffice/4.2.8.2$Linux_X86_64 LibreOffice_project/420m0$Build-2</meta:generator>
    <meta:document-statistic meta:table-count="17" meta:cell-count="7884" meta:object-count="0"/>
  </office:meta>
</office:document-meta>
</file>